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528" officeooo:paragraph-rsid="00032528"/>
    </style:style>
    <style:style style:name="P2" style:family="paragraph" style:parent-style-name="Standard">
      <style:text-properties officeooo:rsid="0004e0b6" officeooo:paragraph-rsid="0004e0b6"/>
    </style:style>
    <style:style style:name="P3" style:family="paragraph" style:parent-style-name="Standard">
      <style:text-properties officeooo:rsid="0006ef77" officeooo:paragraph-rsid="0006ef77"/>
    </style:style>
    <style:style style:name="P4" style:family="paragraph" style:parent-style-name="Standard">
      <style:text-properties officeooo:rsid="0008268f" officeooo:paragraph-rsid="0008268f"/>
    </style:style>
    <style:style style:name="P5" style:family="paragraph" style:parent-style-name="Standard">
      <style:text-properties officeooo:rsid="000869bc" officeooo:paragraph-rsid="00086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NER JOIN:</text:p>
      <text:p text:style-name="P1">para fixar :</text:p>
      <text:p text:style-name="P1">1 - SELECT actor.actor_id, actor.first_name, film_id</text:p>
      <text:p text:style-name="P1">FROM sakila.actor AS actor</text:p>
      <text:p text:style-name="P1">INNER JOIN sakila.film_actor AS film</text:p>
      <text:p text:style-name="P1">ON actor.actor_id = film.actor_id;</text:p>
      <text:p text:style-name="P1"/>
      <text:p text:style-name="P1"/>
      <text:p text:style-name="P1">2 - SELECT staff.first_name, staff.last_name, address</text:p>
      <text:p text:style-name="P1">FROM sakila.staff AS staff</text:p>
      <text:p text:style-name="P1">INNER JOIN sakila.address as address</text:p>
      <text:p text:style-name="P1">ON staff.address_id = address.address_id;</text:p>
      <text:p text:style-name="P1"/>
      <text:p text:style-name="P1">3 - SELECT cust.customer_id, cust.first_name, cust.email, addr.address_id, addr.address</text:p>
      <text:p text:style-name="P1">FROM sakila.customer AS cust</text:p>
      <text:p text:style-name="P1">INNER JOIN sakila.address AS addr</text:p>
      <text:p text:style-name="P1">ON cust.address_id = addr.address_id ORDER BY first_name LIMIT 100;</text:p>
      <text:p text:style-name="P1"/>
      <text:p text:style-name="P2">4 - SELECT cust.first_name, cust.email, addr.address_id, addr.district, addr.address</text:p>
      <text:p text:style-name="P2">FROM sakila.customer AS cust</text:p>
      <text:p text:style-name="P2">INNER JOIN sakila.address AS addr</text:p>
      <text:p text:style-name="P2">ON cust.address_id = addr.address_id WHERE district = 'California'</text:p>
      <text:p text:style-name="P2">AND first_name LIKE '%rene%';</text:p>
      <text:p text:style-name="P2"/>
      <text:p text:style-name="P3">5 - SELECT c.first_name, COUNT(a.address) AS 'endereço'</text:p>
      <text:p text:style-name="P3">FROM sakila.customer AS c</text:p>
      <text:p text:style-name="P3">INNER JOIN sakila.address AS a</text:p>
      <text:p text:style-name="P3">ON c.address_id = a.address_id</text:p>
      <text:p text:style-name="P3">WHERE c.active GROUP BY c.customer_id</text:p>
      <text:p text:style-name="P3">ORDER BY first_name DESC;</text:p>
      <text:p text:style-name="P3"/>
      <text:p text:style-name="P4">6 - SELECT s.first_name, s.last_name, AVG(p.AMOUNT) AS 'pagamento'</text:p>
      <text:p text:style-name="P4">FROM sakila.staff AS s</text:p>
      <text:p text:style-name="P4">INNER JOIN sakila.payment AS p</text:p>
      <text:p text:style-name="P4">ON s.staff_id = p.staff_id WHERE YEAR(p.payment_date) = 2006 </text:p>
      <text:p text:style-name="P4">GROUP BY s.staff_id;</text:p>
      <text:p text:style-name="P4"/>
      <text:p text:style-name="P5">7 - SELECT ac.actor_id, ac.first_name, f.film_id, f.title</text:p>
      <text:p text:style-name="P5">FROM sakila.actor AS ac</text:p>
      <text:p text:style-name="P5">INNER JOIN sakila.film_actor AS fiac</text:p>
      <text:p text:style-name="P5">ON ac.actor_id = fiac.actor_id</text:p>
      <text:p text:style-name="P5">INNER JOIN sakila.film AS f ON f.film_id = fiac.film_i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5:30:00.593564417</meta:creation-date>
    <dc:date>2022-05-31T20:15:30.376486650</dc:date>
    <meta:editing-duration>PT1H44M29S</meta:editing-duration>
    <meta:editing-cycles>1</meta:editing-cycles>
    <meta:document-statistic meta:table-count="0" meta:image-count="0" meta:object-count="0" meta:page-count="1" meta:paragraph-count="35" meta:word-count="184" meta:character-count="1385" meta:non-whitespace-character-count="1235"/>
    <meta:generator>LibreOffice/7.3.1.3$Linux_X86_64 LibreOffice_project/30$Build-3</meta:generator>
  </office:meta>
</office:document-meta>
</file>